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Courier New" svg:font-family="'Courier New'" style:font-adornments="Estánd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110d" officeooo:paragraph-rsid="003b110d"/>
    </style:style>
    <style:style style:name="P2" style:family="paragraph" style:parent-style-name="Text_20_body">
      <style:text-properties officeooo:rsid="003b110d" officeooo:paragraph-rsid="00427736"/>
    </style:style>
    <style:style style:name="P3" style:family="paragraph" style:parent-style-name="Text_20_body">
      <style:text-properties officeooo:paragraph-rsid="003cdf87"/>
    </style:style>
    <style:style style:name="P4" style:family="paragraph" style:parent-style-name="Text_20_body">
      <style:text-properties officeooo:paragraph-rsid="00412a00"/>
    </style:style>
    <style:style style:name="P5" style:family="paragraph" style:parent-style-name="Text_20_body">
      <style:text-properties officeooo:rsid="00412a00" officeooo:paragraph-rsid="00412a00"/>
    </style:style>
    <style:style style:name="P6" style:family="paragraph" style:parent-style-name="Text_20_body">
      <style:text-properties officeooo:rsid="00412a00" officeooo:paragraph-rsid="00558bc9"/>
    </style:style>
    <style:style style:name="P7" style:family="paragraph" style:parent-style-name="Text_20_body">
      <style:text-properties fo:font-style="normal" officeooo:rsid="004a308b" officeooo:paragraph-rsid="004a308b" style:font-style-asian="normal" style:font-style-complex="normal"/>
    </style:style>
    <style:style style:name="P8" style:family="paragraph" style:parent-style-name="Text_20_body">
      <style:text-properties fo:font-style="normal" officeooo:rsid="00421c92" officeooo:paragraph-rsid="00421c92" style:font-style-asian="normal" style:font-style-complex="normal"/>
    </style:style>
    <style:style style:name="P9" style:family="paragraph" style:parent-style-name="Text_20_body">
      <style:text-properties fo:font-style="normal" officeooo:rsid="0052a8d8" officeooo:paragraph-rsid="0052a8d8" style:font-style-asian="normal" style:font-style-complex="normal"/>
    </style:style>
    <style:style style:name="P10" style:family="paragraph" style:parent-style-name="Text_20_body">
      <style:text-properties officeooo:rsid="004501ce" officeooo:paragraph-rsid="004501ce"/>
    </style:style>
    <style:style style:name="P11" style:family="paragraph" style:parent-style-name="Text_20_body">
      <style:text-properties officeooo:rsid="004501ce" officeooo:paragraph-rsid="005192b2"/>
    </style:style>
    <style:style style:name="P12" style:family="paragraph" style:parent-style-name="Text_20_body">
      <style:text-properties officeooo:rsid="004501ce" officeooo:paragraph-rsid="00558bc9"/>
    </style:style>
    <style:style style:name="P13" style:family="paragraph" style:parent-style-name="Text_20_body">
      <style:text-properties officeooo:paragraph-rsid="004501ce"/>
    </style:style>
    <style:style style:name="P14" style:family="paragraph" style:parent-style-name="Text_20_body">
      <style:text-properties officeooo:paragraph-rsid="004759bc"/>
    </style:style>
    <style:style style:name="P15" style:family="paragraph" style:parent-style-name="Text_20_body">
      <style:text-properties officeooo:rsid="004a308b" officeooo:paragraph-rsid="00421c92"/>
    </style:style>
    <style:style style:name="P16" style:family="paragraph" style:parent-style-name="Text_20_body">
      <style:text-properties officeooo:paragraph-rsid="004d6998"/>
    </style:style>
    <style:style style:name="P17" style:family="paragraph" style:parent-style-name="Text_20_body">
      <style:text-properties officeooo:paragraph-rsid="004dbb7b"/>
    </style:style>
    <style:style style:name="P18" style:family="paragraph" style:parent-style-name="Text_20_body">
      <style:text-properties officeooo:rsid="004e0064" officeooo:paragraph-rsid="004e0064"/>
    </style:style>
    <style:style style:name="P19" style:family="paragraph" style:parent-style-name="Text_20_body">
      <style:text-properties officeooo:rsid="004e0064" officeooo:paragraph-rsid="004fa3ca"/>
    </style:style>
    <style:style style:name="P20" style:family="paragraph" style:parent-style-name="Text_20_body">
      <style:text-properties officeooo:rsid="004fa3ca" officeooo:paragraph-rsid="004fa3ca"/>
    </style:style>
    <style:style style:name="P21" style:family="paragraph" style:parent-style-name="Text_20_body">
      <style:text-properties officeooo:rsid="005192b2" officeooo:paragraph-rsid="005192b2"/>
    </style:style>
    <style:style style:name="P22" style:family="paragraph" style:parent-style-name="Text_20_body">
      <style:text-properties officeooo:paragraph-rsid="00558bc9"/>
    </style:style>
    <style:style style:name="P23" style:family="paragraph" style:parent-style-name="Text_20_body">
      <style:text-properties officeooo:rsid="0056f614" officeooo:paragraph-rsid="0056f614"/>
    </style:style>
    <style:style style:name="P24" style:family="paragraph" style:parent-style-name="Standard">
      <style:text-properties officeooo:rsid="001821b5" officeooo:paragraph-rsid="001821b5"/>
    </style:style>
    <style:style style:name="P25" style:family="paragraph" style:parent-style-name="Standard">
      <style:text-properties fo:font-size="8pt" officeooo:rsid="001821b5" officeooo:paragraph-rsid="001821b5" style:font-size-asian="8pt" style:font-size-complex="8pt"/>
    </style:style>
    <style:style style:name="P26" style:family="paragraph" style:parent-style-name="codigo">
      <style:text-properties officeooo:paragraph-rsid="00421c92"/>
    </style:style>
    <style:style style:name="P27" style:family="paragraph" style:parent-style-name="codigo">
      <style:text-properties officeooo:rsid="00421c92" officeooo:paragraph-rsid="00421c92"/>
    </style:style>
    <style:style style:name="P28" style:family="paragraph" style:parent-style-name="codigo">
      <style:text-properties officeooo:rsid="00421c92" officeooo:paragraph-rsid="00558bc9"/>
    </style:style>
    <style:style style:name="P29" style:family="paragraph" style:parent-style-name="codigo_20_solucion">
      <style:text-properties officeooo:paragraph-rsid="00412a00"/>
    </style:style>
    <style:style style:name="P30" style:family="paragraph" style:parent-style-name="codigo_20_solucion">
      <style:text-properties officeooo:rsid="00412a00" officeooo:paragraph-rsid="00412a00"/>
    </style:style>
    <style:style style:name="P31" style:family="paragraph" style:parent-style-name="codigo_20_solucion">
      <style:text-properties officeooo:rsid="00412a00" officeooo:paragraph-rsid="004501ce"/>
    </style:style>
    <style:style style:name="P32" style:family="paragraph" style:parent-style-name="codigo_20_solucion">
      <style:text-properties officeooo:rsid="00412a00" officeooo:paragraph-rsid="00558bc9"/>
    </style:style>
    <style:style style:name="P33" style:family="paragraph" style:parent-style-name="codigo_20_solucion">
      <style:text-properties officeooo:paragraph-rsid="00421c92"/>
    </style:style>
    <style:style style:name="P34" style:family="paragraph" style:parent-style-name="codigo_20_solucion">
      <style:text-properties officeooo:rsid="004501ce" officeooo:paragraph-rsid="004759bc"/>
    </style:style>
    <style:style style:name="P35" style:family="paragraph" style:parent-style-name="codigo_20_solucion">
      <style:text-properties officeooo:paragraph-rsid="004501ce"/>
    </style:style>
    <style:style style:name="P36" style:family="paragraph" style:parent-style-name="codigo_20_solucion">
      <style:text-properties officeooo:paragraph-rsid="004759bc"/>
    </style:style>
    <style:style style:name="P37" style:family="paragraph" style:parent-style-name="codigo_20_solucion">
      <style:text-properties officeooo:paragraph-rsid="004a308b"/>
    </style:style>
    <style:style style:name="P38" style:family="paragraph" style:parent-style-name="codigo_20_solucion">
      <style:text-properties officeooo:paragraph-rsid="004d6998"/>
    </style:style>
    <style:style style:name="P39" style:family="paragraph" style:parent-style-name="codigo_20_solucion">
      <style:text-properties officeooo:paragraph-rsid="004dbb7b"/>
    </style:style>
    <style:style style:name="P40" style:family="paragraph" style:parent-style-name="codigo_20_solucion">
      <style:text-properties officeooo:paragraph-rsid="004e0064"/>
    </style:style>
    <style:style style:name="P41" style:family="paragraph" style:parent-style-name="codigo_20_solucion">
      <style:text-properties officeooo:paragraph-rsid="004fa3ca"/>
    </style:style>
    <style:style style:name="P42" style:family="paragraph" style:parent-style-name="codigo_20_solucion">
      <style:text-properties officeooo:paragraph-rsid="00558bc9"/>
    </style:style>
    <style:style style:name="P43" style:family="paragraph" style:parent-style-name="Text_20_body">
      <style:paragraph-properties fo:break-before="page"/>
      <style:text-properties officeooo:rsid="004fb3e4" officeooo:paragraph-rsid="004fb3e4"/>
    </style:style>
    <style:style style:name="P44" style:family="paragraph" style:parent-style-name="codigo">
      <style:text-properties officeooo:rsid="00421c92" officeooo:paragraph-rsid="005e7921"/>
    </style:style>
    <style:style style:name="P45" style:family="paragraph" style:parent-style-name="codigo_20_solucion">
      <style:text-properties officeooo:paragraph-rsid="00412a00"/>
    </style:style>
    <style:style style:name="P46" style:family="paragraph" style:parent-style-name="codigo_20_solucion">
      <style:text-properties officeooo:rsid="0058d356" officeooo:paragraph-rsid="0058d356"/>
    </style:style>
    <style:style style:name="P47" style:family="paragraph" style:parent-style-name="codigo_20_solucion">
      <style:text-properties officeooo:rsid="005a4ae5" officeooo:paragraph-rsid="005a4ae5"/>
    </style:style>
    <style:style style:name="P48" style:family="paragraph" style:parent-style-name="codigo_20_solucion">
      <style:text-properties officeooo:paragraph-rsid="004d6998"/>
    </style:style>
    <style:style style:name="P49" style:family="paragraph" style:parent-style-name="codigo_20_solucion">
      <style:text-properties officeooo:rsid="005b6273" officeooo:paragraph-rsid="005b6273"/>
    </style:style>
    <style:style style:name="P50" style:family="paragraph" style:parent-style-name="codigo_20_solucion">
      <style:text-properties officeooo:rsid="005b6273" officeooo:paragraph-rsid="005c3ec8"/>
    </style:style>
    <style:style style:name="P51" style:family="paragraph" style:parent-style-name="codigo_20_solucion">
      <style:text-properties officeooo:paragraph-rsid="004dbb7b"/>
    </style:style>
    <style:style style:name="P52" style:family="paragraph" style:parent-style-name="codigo_20_solucion">
      <style:text-properties officeooo:paragraph-rsid="004e0064"/>
    </style:style>
    <style:style style:name="P53" style:family="paragraph" style:parent-style-name="codigo_20_solucion">
      <style:text-properties officeooo:paragraph-rsid="005b6273"/>
    </style:style>
    <style:style style:name="P54" style:family="paragraph" style:parent-style-name="codigo_20_solucion">
      <style:text-properties officeooo:paragraph-rsid="004fa3ca"/>
    </style:style>
    <style:style style:name="P55" style:family="paragraph" style:parent-style-name="codigo_20_solucion">
      <style:text-properties officeooo:rsid="005da0de" officeooo:paragraph-rsid="005da0de"/>
    </style:style>
    <style:style style:name="P56" style:family="paragraph" style:parent-style-name="Heading_20_1">
      <style:text-properties officeooo:rsid="0040cc11" officeooo:paragraph-rsid="0040cc1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21c92" style:font-style-asian="normal" style:font-style-complex="normal"/>
    </style:style>
    <style:style style:name="T3" style:family="text">
      <style:text-properties fo:font-style="normal" officeooo:rsid="0052a8d8" style:font-style-asian="normal" style:font-style-complex="normal"/>
    </style:style>
    <style:style style:name="T4" style:family="text">
      <style:text-properties fo:font-style="normal" officeooo:rsid="00427736" style:font-style-asian="normal" style:font-style-complex="normal"/>
    </style:style>
    <style:style style:name="T5" style:family="text">
      <style:text-properties officeooo:rsid="00412a00"/>
    </style:style>
    <style:style style:name="T6" style:family="text">
      <style:text-properties officeooo:rsid="00421c92"/>
    </style:style>
    <style:style style:name="T7" style:family="text">
      <style:text-properties officeooo:rsid="00427736"/>
    </style:style>
    <style:style style:name="T8" style:family="text">
      <style:text-properties officeooo:rsid="0043aef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3aef4" style:font-weight-asian="bold" style:font-weight-complex="bold"/>
    </style:style>
    <style:style style:name="T11" style:family="text">
      <style:text-properties fo:font-weight="bold" officeooo:rsid="004501ce" style:font-weight-asian="bold" style:font-weight-complex="bold"/>
    </style:style>
    <style:style style:name="T12" style:family="text">
      <style:text-properties fo:font-weight="bold" officeooo:rsid="004a7e4d" style:font-weight-asian="bold" style:font-weight-complex="bold"/>
    </style:style>
    <style:style style:name="T13" style:family="text">
      <style:text-properties fo:font-weight="bold" officeooo:rsid="004d6998" style:font-weight-asian="bold" style:font-weight-complex="bold"/>
    </style:style>
    <style:style style:name="T14" style:family="text">
      <style:text-properties fo:font-weight="bold" officeooo:rsid="004dbb7b" style:font-weight-asian="bold" style:font-weight-complex="bold"/>
    </style:style>
    <style:style style:name="T15" style:family="text">
      <style:text-properties fo:font-weight="bold" officeooo:rsid="004fb3e4" style:font-weight-asian="bold" style:font-weight-complex="bold"/>
    </style:style>
    <style:style style:name="T16" style:family="text">
      <style:text-properties fo:font-weight="bold" officeooo:rsid="005192b2" style:font-weight-asian="bold" style:font-weight-complex="bold"/>
    </style:style>
    <style:style style:name="T17" style:family="text">
      <style:text-properties fo:font-weight="bold" officeooo:rsid="0052a8d8" style:font-weight-asian="bold" style:font-weight-complex="bold"/>
    </style:style>
    <style:style style:name="T18" style:family="text">
      <style:text-properties fo:font-weight="bold" officeooo:rsid="00558bc9" style:font-weight-asian="bold" style:font-weight-complex="bold"/>
    </style:style>
    <style:style style:name="T19" style:family="text">
      <style:text-properties officeooo:rsid="004501ce"/>
    </style:style>
    <style:style style:name="T20" style:family="text">
      <style:text-properties officeooo:rsid="004759b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759bc" style:font-weight-asian="normal" style:font-weight-complex="normal"/>
    </style:style>
    <style:style style:name="T23" style:family="text">
      <style:text-properties officeooo:rsid="0048d87d"/>
    </style:style>
    <style:style style:name="T24" style:family="text">
      <style:text-properties officeooo:rsid="004a7e4d"/>
    </style:style>
    <style:style style:name="T25" style:family="text">
      <style:text-properties officeooo:rsid="004d6998"/>
    </style:style>
    <style:style style:name="T26" style:family="text">
      <style:text-properties fo:font-style="italic" officeooo:rsid="0043aef4" style:font-style-asian="italic" style:font-style-complex="italic"/>
    </style:style>
    <style:style style:name="T27" style:family="text">
      <style:text-properties fo:font-style="italic" officeooo:rsid="004dbb7b" style:font-style-asian="italic" style:font-style-complex="italic"/>
    </style:style>
    <style:style style:name="T28" style:family="text">
      <style:text-properties officeooo:rsid="004e0064"/>
    </style:style>
    <style:style style:name="T29" style:family="text">
      <style:text-properties officeooo:rsid="004fb3e4"/>
    </style:style>
    <style:style style:name="T30" style:family="text">
      <style:text-properties officeooo:rsid="005192b2"/>
    </style:style>
    <style:style style:name="T31" style:family="text">
      <style:text-properties officeooo:rsid="0052a8d8"/>
    </style:style>
    <style:style style:name="T32" style:family="text">
      <style:text-properties officeooo:rsid="0053c9d4"/>
    </style:style>
    <style:style style:name="T33" style:family="text">
      <style:text-properties fo:font-variant="normal" fo:text-transform="none" fo:color="#d73a49" style:font-name="SFMono-Regular" fo:font-size="9pt" fo:letter-spacing="normal" fo:font-style="normal" fo:font-weight="normal"/>
    </style:style>
    <style:style style:name="T34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35" style:family="text">
      <style:text-properties fo:font-variant="normal" fo:text-transform="none" fo:color="#24292e" fo:letter-spacing="normal"/>
    </style:style>
    <style:style style:name="T36" style:family="text">
      <style:text-properties fo:font-variant="normal" fo:text-transform="none" fo:color="#005cc5" style:font-name="SFMono-Regular" fo:font-size="9pt" fo:letter-spacing="normal" fo:font-style="normal" fo:font-weight="normal"/>
    </style:style>
    <style:style style:name="T37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38" style:family="text">
      <style:text-properties officeooo:rsid="005b6273"/>
    </style:style>
    <style:style style:name="T39" style:family="text">
      <style:text-properties officeooo:rsid="005c3ec8"/>
    </style:style>
    <style:style style:name="T40" style:family="text">
      <style:text-properties officeooo:rsid="005e79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Escenario I<text:span text:style-name="T24">I</text:span></text:h>
      <text:p text:style-name="P25">* <text:span text:style-name="T32">Se tes algún problema con algún exercicio e tes que facer algún “truco” para que funcione explica como o fixeches e por que o fixeches: hai que xustificar o que facemos nos exercicios.</text:span></text:p>
      <text:p text:style-name="P24"/>
      <text:p text:style-name="Text_20_body">Importa a máquina virtual Debian (DebianBaseAXBD.ova) desde as carpetas compartida (/public/segundo/ASXBD/).</text:p>
      <text:p text:style-name="P3">Conéctate por <text:s/>SSH á máquina virtual (modo bridge - ip propio en rede local): usuario:administrador</text:p>
      <text:p text:style-name="P3">Descarga desde o repositorio os scripts para a creación e poboación da base de datos:</text:p>
      <text:p text:style-name="P3"><text:a xlink:type="simple" xlink:href="https://github.com/monfero/asxbd" text:style-name="Internet_20_link" text:visited-style-name="Visited_20_Internet_20_Link">https://github.com/monfero/asxbd</text:a> </text:p>
      <text:p text:style-name="P29"><text:span text:style-name="T5">root@debianBase:~# </text:span><text:s/></text:p>
      <text:p text:style-name="P29"/>
      <text:p text:style-name="P3"/>
      <text:p text:style-name="P3">Crea a base de datos <text:span text:style-name="T10">escenario</text:span><text:span text:style-name="T12">2</text:span><text:span text:style-name="T8"> </text:span>desde a consola de mysql co usuario root:</text:p>
      <text:p text:style-name="P29">MariaDB [<text:span text:style-name="T5">(none)</text:span>]&gt; </text:p>
      <text:p text:style-name="P29">...</text:p>
      <text:p text:style-name="P4"/>
      <text:p text:style-name="P3">Crea un usuario <text:span text:style-name="T9">co teu nome-</text:span><text:span text:style-name="T13">2</text:span> con <text:span text:style-name="T25">permisos de </text:span><text:span text:style-name="T13">creación </text:span><text:span text:style-name="T14">de táboas</text:span><text:span text:style-name="T25"> </text:span>sobre <text:span text:style-name="T8">a base de datos escenario2 e conexión remota desde outra máquina (especifica o teu ip da aula) (por exemplo: fulano -&gt; fulano2) e contrasinal: </text:span><text:span text:style-name="T26">abc123.</text:span></text:p>
      <text:p text:style-name="P29">MariaDB [<text:span text:style-name="T5">(none)</text:span>]&gt; </text:p>
      <text:p text:style-name="P29"/>
      <text:p text:style-name="P46">GRANT CREATE ON escenario2 TO <text:a xlink:type="simple" xlink:href="mailto:kamila2@192.168.2.122" text:style-name="Internet_20_link" text:visited-style-name="Visited_20_Internet_20_Link">kamila2@192.168.2.122</text:a> IDENTIFIED BY ‘zxc123.’;</text:p>
      <text:p text:style-name="P29"/>
      <text:p text:style-name="P3"/>
      <text:p text:style-name="P10">Configura mysql para que permita a conexión remota. Explica que cambios fixeches:</text:p>
      <text:p text:style-name="P47">1. mysql.conf -&gt; bind_address=192.168.2.181</text:p>
      <text:p text:style-name="P13"/>
      <text:p text:style-name="P16"><text:span text:style-name="T8">Crea as táboas na base de </text:span>datos <text:span text:style-name="T8">escenario2 utilizando o script de creación que descargaches de github. Faino desde a túa máquina local e utiliza o usuario: </text:span><text:span text:style-name="T27">oTeuNome2 </text:span><text:span text:style-name="T8">. Utiliza</text:span> a liña de comandos bash:<text:span text:style-name="T8"> select</text:span></text:p>
      <text:p text:style-name="P38"><text:span text:style-name="T5">root@debianBase:~# </text:span><text:s/></text:p>
      <text:p text:style-name="P38"/>
      <text:p text:style-name="P49">mysql -u user -p -D databse -e “SQL QUERY”</text:p>
      <text:p text:style-name="P38"/>
      <text:p text:style-name="P16"/>
      <text:p text:style-name="P17">Crea un usuario <text:span text:style-name="T14">carga</text:span><text:span text:style-name="T13">2</text:span> con <text:span text:style-name="T25">permisos de </text:span><text:span text:style-name="T14">inserción</text:span><text:span text:style-name="T25"> </text:span>sobre <text:span text:style-name="T8">a base de datos escenario2 e conexión remota desde </text:span><text:span text:style-name="T10">calquera </text:span><text:span text:style-name="T8">outra máquina e contrasinal: </text:span><text:span text:style-name="T26">abc123.</text:span></text:p>
      <text:p text:style-name="P39">MariaDB [<text:span text:style-name="T5">(none)</text:span>]&gt; </text:p>
      <text:p text:style-name="P39"/>
      <text:p text:style-name="P49">GRANT INSERT ON escenario2 TO carga2@’%’ IDENTIFIED BY ‘abc123.’;</text:p>
      <text:p text:style-name="P39"/>
      <text:p text:style-name="P17"/>
      <text:p text:style-name="P18">Carga os <text:span text:style-name="T9">datos de inicio</text:span> da base de datos co usuario carga2 desd o teu host:</text:p>
      <text:p text:style-name="P40"><text:span text:style-name="T28">ti@oTeuHost:~# </text:span><text:s/></text:p>
      <text:p text:style-name="P40"/>
      <text:p text:style-name="P53"><text:span text:style-name="T38">mysql -u carga2 -p -D escenari2 -e “</text:span><text:span text:style-name="T33">INSERT into</text:span><text:span text:style-name="T35"> </text:span><text:span text:style-name="T34">persoa (id_persoa,nome,accions,euros) </text:span><text:span text:style-name="T33">values</text:span><text:span text:style-name="T35"> </text:span><text:span text:style-name="T34">(</text:span><text:span text:style-name="T36">0</text:span><text:span text:style-name="T34">,</text:span><text:span text:style-name="T37">'Paco'</text:span><text:span text:style-name="T34">,</text:span><text:span text:style-name="T36">100</text:span><text:span text:style-name="T34">,</text:span><text:span text:style-name="T36">1000</text:span><text:span text:style-name="T34">);</text:span><text:span text:style-name="T38">” ???</text:span></text:p>
      <text:p text:style-name="P40"/>
      <text:p text:style-name="P18"/>
      <text:p text:style-name="P20"><text:soft-page-break/>Mostra o contido da táboa persoa con unha conexión desde o teu host. </text:p>
      <text:p text:style-name="P41"><text:span text:style-name="T28">ti@oTeuHost:~# </text:span><text:s/></text:p>
      <text:p text:style-name="P41"/>
      <text:p text:style-name="P50">mysql -u ?? -p -D <text:span text:style-name="T39">escenario2</text:span> -e “S<text:span text:style-name="T39">ELECT * FROM persoa;</text:span>”</text:p>
      <text:p text:style-name="P41"/>
      <text:p text:style-name="P19"/>
      <text:p text:style-name="P3"/>
      <text:p text:style-name="P43">Como podes ver na táboa “persoa”, cada persoa ten certa cantidade de diñeiro (euros) e certo número de accións. Cada acción vale 100 euros.</text:p>
      <text:p text:style-name="P3">Crea <text:span text:style-name="T19">unha</text:span> función <text:span text:style-name="T15">podeVender</text:span><text:span text:style-name="T11">(...)</text:span><text:span text:style-name="T19"> </text:span>que <text:span text:style-name="T19">recibe un nome e un número de accións e devolve [0|1] se esa persoa [non pode|pode] vender ese número de accións (pode vendelas se as ten).</text:span></text:p>
      <text:p text:style-name="P5">Código:</text:p>
      <text:p text:style-name="P27">esta función non funciona esta función funcióna esta función non funciona esta función funcióna esta función non funciona esta función funcióna esta función non funciona esta función funcióna </text:p>
      <text:p text:style-name="P5"/>
      <text:p text:style-name="P5">Carga da función na consola de mysql:</text:p>
      <text:p text:style-name="P29">MariaDB [<text:span text:style-name="T5">(escenario2)</text:span>]&gt; </text:p>
      <text:p text:style-name="P55">source podeVender.sql</text:p>
      <text:p text:style-name="P3"/>
      <text:p text:style-name="P10">Comproba o funcionamento da función para <text:span text:style-name="T29">podeVender(‘Paco’,5)</text:span>:</text:p>
      <text:p text:style-name="P35">MariaDB [<text:span text:style-name="T5">(escenario2)</text:span>]&gt; </text:p>
      <text:p text:style-name="P55">select podeVender(‘Paco’,5);</text:p>
      <text:p text:style-name="P3"/>
      <text:p text:style-name="P10">Comproba o funcionamento da función para <text:span text:style-name="T29">a chamada podeVender(‘Paquita’,10)</text:span>:</text:p>
      <text:p text:style-name="P35">MariaDB [<text:span text:style-name="T5">(escenario2)</text:span>]&gt; </text:p>
      <text:p text:style-name="P31">...</text:p>
      <text:p text:style-name="P13"/>
      <text:p text:style-name="P22">Crea <text:span text:style-name="T19">unha</text:span> función <text:span text:style-name="T15">pode</text:span><text:span text:style-name="T18">Comprar</text:span><text:span text:style-name="T11">(...)</text:span><text:span text:style-name="T19"> </text:span>que <text:span text:style-name="T19">recibe un nome e un número de accións e devolve [0|1] se esa persoa [non pode|pode] comprar ese número de accións (pode compralas se ten suficiente diñeiro).</text:span></text:p>
      <text:p text:style-name="P6">Código:</text:p>
      <text:p text:style-name="P28">esta función non funciona esta función funcióna esta función non funciona esta función funcióna esta función non funciona esta función funcióna esta función non funciona esta función funcióna </text:p>
      <text:p text:style-name="P6"/>
      <text:p text:style-name="P6">Carga da función na consola de mysql:</text:p>
      <text:p text:style-name="P42">MariaDB [<text:span text:style-name="T5">(escenario2)</text:span>]&gt; </text:p>
      <text:p text:style-name="P32">...</text:p>
      <text:p text:style-name="P22"/>
      <text:p text:style-name="P12">Comproba o funcionamento da función para <text:span text:style-name="T29">podeComprar(‘Carlitos’,5)</text:span>:</text:p>
      <text:p text:style-name="P42">MariaDB [<text:span text:style-name="T5">(escenario2)</text:span>]&gt; </text:p>
      <text:p text:style-name="P32">...</text:p>
      <text:p text:style-name="P22"/>
      <text:p text:style-name="P12">Comproba o funcionamento da función para <text:span text:style-name="T29">a chamada podeComprar(‘Paquita’,100)</text:span>:</text:p>
      <text:p text:style-name="P42">MariaDB [<text:span text:style-name="T5">(escenario2)</text:span>]&gt; </text:p>
      <text:p text:style-name="P32">...</text:p>
      <text:p text:style-name="P22"/>
      <text:p text:style-name="P3">Crea <text:span text:style-name="T19">un</text:span> procedemento <text:span text:style-name="T19">chamado </text:span><text:span text:style-name="T11">FulanoCompraMengano(...).</text:span></text:p>
      <text:p text:style-name="P10">O rexistro recibe <text:span text:style-name="T30">dous nomes (comprador e vendedor) e un número de accións a vender</text:span>.</text:p>
      <text:p text:style-name="P21"><text:span text:style-name="T22">S</text:span><text:span text:style-name="T21">e Mengano “podeVender(...)” e Fulano “podeComprar(...)” entón rexístrase a operación na táboa “operacións”. </text:span></text:p>
      <text:p text:style-name="P11"/>
      <text:p text:style-name="P5"><text:soft-page-break/>Código:</text:p>
      <text:p text:style-name="P26"><text:span text:style-name="T6">procedemento procedemento procedemento</text:span> <text:span text:style-name="T6">procedemento procedemento procedemento</text:span> <text:span text:style-name="T6">procedemento procedemento procedemento</text:span> <text:span text:style-name="T6">procedemento procedemento procedemento</text:span> <text:span text:style-name="T6">procedemento procedemento procedemento</text:span> <text:span text:style-name="T6">procedemento procedemento</text:span></text:p>
      <text:p text:style-name="P5"/>
      <text:p text:style-name="P5">Carga do procedemento na consola de mysql:</text:p>
      <text:p text:style-name="P29">MariaDB [<text:span text:style-name="T5">(escenario2)</text:span>]&gt; </text:p>
      <text:p text:style-name="P30">...</text:p>
      <text:p text:style-name="P4"/>
      <text:p text:style-name="P3">Crea un trigger <text:span text:style-name="T16">contabilizar</text:span><text:span text:style-name="T19"> </text:span>que <text:span text:style-name="T31">actualiza os datos da taboa persoa coa operación rexistrada (move as accións de man, así como os cartos).</text:span></text:p>
      <text:p text:style-name="P5">Código:</text:p>
      <text:p text:style-name="P44">DELIMITER $$</text:p>
      <text:p text:style-name="P44">DROP TRIGGER IF EXISTS <text:span text:style-name="T40">contabilizar</text:span>$$</text:p>
      <text:p text:style-name="P44">CREATE TRIGGER <text:span text:style-name="T40">contabilizar</text:span></text:p>
      <text:p text:style-name="P44"><text:s text:c="8"/>AFTER INSERT ON <text:span text:style-name="T40">operacions</text:span></text:p>
      <text:p text:style-name="P44"><text:s text:c="8"/>FOR EACH ROW</text:p>
      <text:p text:style-name="P44">BEGIN</text:p>
      <text:p text:style-name="P44"><text:s text:c="8"/></text:p>
      <text:p text:style-name="P44">END;</text:p>
      <text:p text:style-name="P44">$$</text:p>
      <text:p text:style-name="P44"/>
      <text:p text:style-name="P44">DELIMITER ;</text:p>
      <text:p text:style-name="P5"/>
      <text:p text:style-name="P5">Carga do trigger na consola de mysql:</text:p>
      <text:p text:style-name="P29">MariaDB [<text:span text:style-name="T5">(escenario2)</text:span>]&gt; </text:p>
      <text:p text:style-name="P30">...</text:p>
      <text:p text:style-name="P4"/>
      <text:p text:style-name="P23">Realiza as seguintes operacións especulativas:</text:p>
      <text:p text:style-name="P23">Paquita cómpralle a Carlitos 10 accións.</text:p>
      <text:p text:style-name="P23">Paco cómpralle a Espe 1 acción.</text:p>
      <text:p text:style-name="P23">Laila cómpralle a Carlistos 5 accións.</text:p>
      <text:p text:style-name="P36"><text:span text:style-name="T19">UsuarioLocal@oTeuHost:~# </text:span><text:s/></text:p>
      <text:p text:style-name="P34">...</text:p>
      <text:p text:style-name="P14"/>
      <text:p text:style-name="P3">Crea unha vista <text:span text:style-name="T17">vistaAccions</text:span><text:span text:style-name="T23"> co nome e accións de cada persoa, ocultando id e euros.</text:span></text:p>
      <text:p text:style-name="P36">MariaDB [<text:span text:style-name="T5">(escenario2)</text:span>]&gt; </text:p>
      <text:p text:style-name="P33">...</text:p>
      <text:p text:style-name="P15"/>
      <text:p text:style-name="P14">Crea <text:span text:style-name="T20">un</text:span> usuario <text:s/><text:span text:style-name="T17">uvista2</text:span><text:span text:style-name="T31"> </text:span>con permisos de lectura sobre <text:span text:style-name="T23">a vista </text:span><text:span text:style-name="T17">vistaAccions</text:span><text:span text:style-name="T23"> que poida conectarse só desde a máquina onde se encontra instalado o servidor mysql:</text:span></text:p>
      <text:p text:style-name="P36">MariaDB [<text:span text:style-name="T5">(none)</text:span>]&gt; </text:p>
      <text:p text:style-name="P36">...</text:p>
      <text:p text:style-name="P14"/>
      <text:p text:style-name="P7">Mostra o resultado da vista utilizando o novo usuario: <text:span text:style-name="T31">uvista2</text:span></text:p>
      <text:p text:style-name="P37">MariaDB [<text:span text:style-name="T5">(none)</text:span>]&gt; </text:p>
      <text:p text:style-name="P37">...</text:p>
      <text:p text:style-name="P7"/>
      <text:p text:style-name="P8"><text:soft-page-break/>Fai unha volcado/copia de seguridade da base de datos, <text:span text:style-name="T7">chámalle: backup_Escenario_II.sql</text:span></text:p>
      <text:p text:style-name="P9">Utiliza a opción –routine para engadir funcións e procedementos ao backup</text:p>
      <text:p text:style-name="P33"><text:span text:style-name="T5">root@debianBase:~# </text:span><text:s/></text:p>
      <text:p text:style-name="P33">...</text:p>
      <text:h text:style-name="Heading_20_2" text:outline-level="2">Entrega</text:h>
      <text:p text:style-name="P1"><text:span text:style-name="T2">Salva este ficheiro, unha vez que o completes, co nome</text:span><text:span text:style-name="T1">: </text:span><text:span text:style-name="T2">ASXBD_Escenario_I</text:span><text:span text:style-name="T3">I</text:span><text:span text:style-name="T1">_OteuNome_OTeuAp</text:span><text:span text:style-name="T2">e</text:span><text:span text:style-name="T1">lido1.</text:span><text:span text:style-name="T2">odt</text:span></text:p>
      <text:p text:style-name="P7">Debes entregar tamén o volcado da base de datos.</text:p>
      <text:p text:style-name="P2"><text:span text:style-name="T1">Engade todos os ficheiros a un único zip: </text:span><text:span text:style-name="T2">ASXBD_Escenario_II</text:span><text:span text:style-name="T1">_OteuNome_OTeuAp</text:span><text:span text:style-name="T2">e</text:span><text:span text:style-name="T1">lido1.</text:span><text:span text:style-name="T4">[zip|tar.gz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Courier New" svg:font-family="'Courier New'" style:font-adornments="Estánd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Estánd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igo" style:family="paragraph" style:parent-style-name="Standard">
      <style:text-properties style:font-name="Courier New" fo:font-family="'Courier New'" style:font-style-name="Estándar" style:font-family-generic="modern" style:font-pitch="fixed" style:font-size-asian="10.5pt"/>
    </style:style>
    <style:style style:name="codigo_20_solucion" style:display-name="codigo solucion" style:family="paragraph" style:parent-style-name="codigo" style:master-page-name="">
      <loext:graphic-properties draw:fill="solid" draw:fill-color="#dddddd"/>
      <style:paragraph-properties style:page-number="auto" fo:background-color="#dddddd" style:shadow="none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90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1:47:26.277859834</meta:creation-date>
    <meta:generator>LibreOffice/6.1.2.1$Linux_X86_64 LibreOffice_project/10$Build-1</meta:generator>
    <dc:date>2018-12-12T22:20:28.288815386</dc:date>
    <meta:editing-duration>PT3H48M5S</meta:editing-duration>
    <meta:editing-cycles>40</meta:editing-cycles>
    <meta:document-statistic meta:table-count="0" meta:image-count="0" meta:object-count="0" meta:page-count="5" meta:paragraph-count="98" meta:word-count="765" meta:character-count="5306" meta:non-whitespace-character-count="4581"/>
  </office:meta>
</office:document-meta>
</file>